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1">do text</text:span></text:p><text:p text:style-name="P4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Permis d'environnement classe 1</text:span></text:span></text:p>
      <text:p text:style-name="UrbanBody"/>
      <text:p text:style-name="UrbanBody"><text:span text:style-name="T2"><office:annotation><dc:creator>sde </dc:creator><dc:date>2011-07-27T10:02:17</dc:date><text:p text:style-name="P3"><text:span text:style-name="T7">do text</text:span></text:p><text:p text:style-name="P3"><text:span text:style-name="T8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3"><text:span text:style-name="T10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3"><text:span text:style-name="T9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3"><text:span text:style-name="T7">do text</text:span></text:p><text:p text:style-name="P3"><text:span text:style-name="T8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11T10:54:34</dc:date>
    <dc:creator>Simon Delcourt</dc:creator>
    <meta:editing-duration>PT7H49M48S</meta:editing-duration>
    <meta:editing-cycles>43</meta:editing-cycles>
    <meta:generator>LibreOffice/3.5$Linux_x86 LibreOffice_project/350m1$Build-2</meta:generator>
    <meta:document-statistic meta:table-count="0" meta:image-count="0" meta:object-count="0" meta:page-count="1" meta:paragraph-count="15" meta:word-count="134" meta:character-count="1052" meta:non-whitespace-character-count="937"/>
  </office:meta>
</office:document-meta>
</file>